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/>
    </style:style>
    <style:style style:name="P2" style:family="paragraph" style:parent-style-name="Standard">
      <style:paragraph-properties fo:text-align="center" style:justify-single-word="false"/>
      <style:text-properties style:font-name="Libre Franklin Medium"/>
    </style:style>
    <style:style style:name="P3" style:family="paragraph" style:parent-style-name="Standard">
      <style:text-properties style:font-name="Libre Franklin Medium" officeooo:paragraph-rsid="0008dd4d"/>
    </style:style>
    <style:style style:name="P4" style:family="paragraph" style:parent-style-name="Standard">
      <style:text-properties style:font-name="Libre Franklin Medium" officeooo:paragraph-rsid="000a9daa"/>
    </style:style>
    <style:style style:name="P5" style:family="paragraph" style:parent-style-name="Standard">
      <style:text-properties fo:text-transform="uppercase" style:font-name="Libre Franklin Medium" fo:font-weight="normal" officeooo:paragraph-rsid="0008dd4d" style:font-weight-asian="normal"/>
    </style:style>
    <style:style style:name="P6" style:family="paragraph" style:parent-style-name="Standard">
      <style:paragraph-properties fo:text-align="center" style:justify-single-word="false"/>
      <style:text-properties fo:text-transform="uppercase" fo:color="#ff0000" style:font-name="Libre Franklin Medium" fo:font-weight="normal" style:font-weight-asian="normal"/>
    </style:style>
    <style:style style:name="P7" style:family="paragraph" style:parent-style-name="Standard">
      <style:paragraph-properties fo:text-align="center" style:justify-single-word="false"/>
      <style:text-properties fo:color="#808080" style:font-name="Libre Franklin Medium" fo:font-size="10pt" officeooo:rsid="0008dd4d" officeooo:paragraph-rsid="0008dd4d" style:font-size-asian="10pt" style:font-size-complex="10pt"/>
    </style:style>
    <style:style style:name="P8" style:family="paragraph" style:parent-style-name="Standard">
      <style:text-properties fo:color="#ff0000" style:font-name="Libre Franklin Medium" fo:font-size="10pt" style:font-size-asian="10pt" style:font-size-complex="10pt"/>
    </style:style>
    <style:style style:name="P9" style:family="paragraph" style:parent-style-name="Standard">
      <style:text-properties fo:color="#ff0000" style:font-name="Libre Franklin Medium" fo:font-size="10pt" officeooo:paragraph-rsid="0008dd4d" style:font-size-asian="10pt" style:font-size-complex="10pt"/>
    </style:style>
    <style:style style:name="P10" style:family="paragraph" style:parent-style-name="Standard">
      <style:text-properties fo:color="#ff0000" style:font-name="Libre Franklin Medium" fo:font-size="10pt" officeooo:paragraph-rsid="000a9daa" style:font-size-asian="10pt" style:font-size-complex="10pt"/>
    </style:style>
    <style:style style:name="P11" style:family="paragraph" style:parent-style-name="Standard">
      <style:text-properties fo:font-variant="normal" fo:text-transform="none" officeooo:paragraph-rsid="0008dd4d"/>
    </style:style>
    <style:style style:name="P12" style:family="paragraph" style:parent-style-name="Standard">
      <style:text-properties style:font-name="Libre Franklin Medium"/>
    </style:style>
    <style:style style:name="P13" style:family="paragraph" style:parent-style-name="Standard">
      <style:text-properties style:font-name="Libre Franklin Medium" officeooo:paragraph-rsid="000c01de"/>
    </style:style>
    <style:style style:name="P14" style:family="paragraph" style:parent-style-name="Standard">
      <style:text-properties style:font-name="Libre Franklin Medium" officeooo:paragraph-rsid="0008dd4d"/>
    </style:style>
    <style:style style:name="P15" style:family="paragraph" style:parent-style-name="Standard">
      <style:text-properties style:font-name="Libre Franklin Medium" officeooo:paragraph-rsid="000ce940"/>
    </style:style>
    <style:style style:name="P16" style:family="paragraph" style:parent-style-name="Standard">
      <style:text-properties style:font-name="Libre Franklin Medium" style:text-underline-style="none"/>
    </style:style>
    <style:style style:name="P17" style:family="paragraph" style:parent-style-name="Standard">
      <style:text-properties fo:text-transform="uppercase" style:font-name="Libre Franklin Medium" fo:font-weight="normal" officeooo:paragraph-rsid="000c01de" style:font-weight-asian="normal"/>
    </style:style>
    <style:style style:name="P18" style:family="paragraph" style:parent-style-name="Standard">
      <style:text-properties fo:text-transform="uppercase" style:font-name="Libre Franklin Medium" fo:font-weight="normal" officeooo:paragraph-rsid="0008dd4d" style:font-weight-asian="normal"/>
    </style:style>
    <style:style style:name="P19" style:family="paragraph" style:parent-style-name="Standard">
      <style:text-properties fo:font-variant="normal" fo:text-transform="none" officeooo:paragraph-rsid="000c01de"/>
    </style:style>
    <style:style style:name="P20" style:family="paragraph" style:parent-style-name="Standard">
      <style:text-properties fo:font-variant="normal" fo:text-transform="none" style:font-name="Libre Franklin Medium" fo:font-weight="normal" officeooo:paragraph-rsid="000c01de" style:font-weight-asian="normal"/>
    </style:style>
    <style:style style:name="P21" style:family="paragraph" style:parent-style-name="Standard">
      <style:text-properties fo:font-variant="normal" fo:text-transform="none" officeooo:paragraph-rsid="0008dd4d"/>
    </style:style>
    <style:style style:name="P22" style:family="paragraph" style:parent-style-name="Standard">
      <style:text-properties fo:color="#ff0000" style:font-name="Libre Franklin Medium" fo:font-size="10pt" officeooo:paragraph-rsid="000c01de" style:font-size-asian="10pt" style:font-size-complex="10pt"/>
    </style:style>
    <style:style style:name="P23" style:family="paragraph" style:parent-style-name="Standard">
      <style:text-properties fo:color="#ff0000" style:font-name="Libre Franklin Medium" fo:font-size="10pt" officeooo:paragraph-rsid="0008dd4d" style:font-size-asian="10pt" style:font-size-complex="10pt"/>
    </style:style>
    <style:style style:name="T1" style:family="text">
      <style:text-properties officeooo:rsid="0008dd4d"/>
    </style:style>
    <style:style style:name="T2" style:family="text">
      <style:text-properties fo:color="#ff0000" style:font-name="Libre Franklin Medium" fo:font-size="10pt" fo:font-weight="normal" style:font-size-asian="10pt" style:font-weight-asian="normal" style:font-size-complex="10pt"/>
    </style:style>
    <style:style style:name="T3" style:family="text">
      <style:text-properties fo:color="#ff0000" style:font-name="Libre Franklin Medium" fo:font-size="10pt" fo:font-weight="normal" officeooo:rsid="0008dd4d" style:font-size-asian="10pt" style:font-weight-asian="normal" style:font-size-complex="10pt"/>
    </style:style>
    <style:style style:name="T4" style:family="text">
      <style:text-properties fo:color="#ff0000" style:font-name="Libre Franklin Medium" fo:font-size="10pt" fo:font-weight="normal" officeooo:rsid="000c01de" style:font-size-asian="10pt" style:font-weight-asian="normal" style:font-size-complex="10pt"/>
    </style:style>
    <style:style style:name="T5" style:family="text">
      <style:text-properties fo:color="#ff0000" fo:font-size="10pt" style:font-size-asian="10pt" style:font-size-complex="10pt"/>
    </style:style>
    <style:style style:name="T6" style:family="text">
      <style:text-properties fo:color="#ff0000" fo:font-size="10pt" officeooo:rsid="0008dd4d" style:font-size-asian="10pt" style:font-size-complex="10pt"/>
    </style:style>
    <style:style style:name="T7" style:family="text">
      <style:text-properties fo:color="#808080" officeooo:rsid="0008dd4d"/>
    </style:style>
    <style:style style:name="T8" style:family="text">
      <style:text-properties fo:color="#808080" officeooo:rsid="000a9daa"/>
    </style:style>
    <style:style style:name="T9" style:family="text">
      <style:text-properties style:font-name="Libre Franklin Medium" fo:font-weight="normal" style:font-weight-asian="normal"/>
    </style:style>
    <style:style style:name="T10" style:family="text">
      <style:text-properties fo:text-transform="uppercase" fo:color="#808080" fo:font-weight="normal" officeooo:rsid="0008dd4d" style:font-weight-asian="normal"/>
    </style:style>
    <style:style style:name="T11" style:family="text">
      <style:text-properties fo:text-transform="uppercase" fo:font-weight="normal" style:font-weight-asian="normal"/>
    </style:style>
    <style:style style:name="T12" style:family="text">
      <style:text-properties fo:text-transform="uppercase" fo:font-weight="normal" officeooo:rsid="0008dd4d" style:font-weight-asian="normal"/>
    </style:style>
    <style:style style:name="T13" style:family="text">
      <style:text-properties officeooo:rsid="000a9daa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ntemos al niño</text:p>
      <text:p text:style-name="P7">Villancico Español</text:p>
      <text:p text:style-name="P2"/>
      <text:p text:style-name="P8"><text:tab/>La <text:s text:c="42"/>Mi <text:s text:c="59"/>La</text:p>
      <text:p text:style-name="P1"><text:span text:style-name="T7">A.</text:span><text:span text:style-name="T1"><text:tab/></text:span>CANTEMOS, CANTEMOS, CANTEMOS AL NIÑO.</text:p>
      <text:p text:style-name="P8"><text:tab/>La <text:s text:c="42"/>Mi <text:s text:c="61"/>La</text:p>
      <text:p text:style-name="P1"><text:tab/>CANTEMOS, CANTEMOS, CANTEMOS AL REY.</text:p>
      <text:p text:style-name="P3"><text:tab/><text:span text:style-name="T5">La <text:s text:c="42"/>Mi <text:s text:c="59"/>La</text:span></text:p>
      <text:p text:style-name="P3"><text:span text:style-name="T1"><text:tab/></text:span>CANTEMOS, CANTEMOS, CANTEMOS AL NIÑO.</text:p>
      <text:p text:style-name="P9"><text:tab/>La <text:s text:c="42"/>Mi <text:s text:c="61"/>La</text:p>
      <text:p text:style-name="P3"><text:tab/>CANTEMOS, CANTEMOS, CANTEMOS AL REY.</text:p>
      <text:p text:style-name="P1"/>
      <text:section text:style-name="Sect1" text:name="Sección1">
        <text:p text:style-name="P9"><text:tab/>Lam <text:s text:c="18"/>Rem</text:p>
        <text:p text:style-name="P13"><text:span text:style-name="T7">S.</text:span><text:span text:style-name="T1"><text:tab/></text:span>Angeles venid,</text:p>
        <text:p text:style-name="P22"><text:tab/> <text:s text:c="36"/>Lam</text:p>
        <text:p text:style-name="P13"><text:tab/>angeles del Señor, </text:p>
        <text:p text:style-name="P13"><text:span text:style-name="T5"><text:tab/> <text:s text:c="32"/>Mim</text:span></text:p>
        <text:p text:style-name="P13"><text:tab/>ha nacido un niño,</text:p>
        <text:p text:style-name="P13"><text:tab/><text:span text:style-name="T5"> <text:s text:c="25"/>Lam</text:span></text:p>
        <text:p text:style-name="P13"><text:tab/>el hijo de Dios.</text:p>
        <text:p text:style-name="P9"><text:tab/>Lam <text:s text:c="33"/>Rem</text:p>
        <text:p text:style-name="P17"><text:span text:style-name="T7">A.</text:span><text:span text:style-name="T1"><text:tab/></text:span>Enmanuel es santo,</text:p>
        <text:p text:style-name="P19"><text:span text:style-name="T9"><text:tab/></text:span><text:span text:style-name="T2"> <text:s text:c="39"/>La</text:span><text:span text:style-name="T4">m</text:span></text:p>
        <text:p text:style-name="P17"><text:tab/>Enmanuel amor,</text:p>
        <text:p text:style-name="P11"><text:span text:style-name="T9"><text:tab/></text:span><text:span text:style-name="T2"> <text:s text:c="43"/>Mim</text:span></text:p>
        <text:p text:style-name="P17"><text:tab/>Enmanuel bendito, </text:p>
        <text:p text:style-name="P20"><text:span text:style-name="T5"><text:tab/> <text:s text:c="40"/>La</text:span><text:span text:style-name="T6">m</text:span></text:p>
        <text:p text:style-name="P17"><text:tab/>cordero de Dios.</text:p>
        <text:p text:style-name="P1"/>
        <text:p text:style-name="P9"><text:tab/>La <text:s text:c="42"/>Mi</text:p>
        <text:p text:style-name="P3"><text:span text:style-name="T7">A.</text:span><text:span text:style-name="T1"><text:tab/></text:span>CANTEMOS, CANTEMOS...</text:p>
        <text:p text:style-name="P1"/>
        <text:p text:style-name="P9"><text:tab/>Lam <text:s text:c="28"/>Rem</text:p>
        <text:p text:style-name="P13"><text:span text:style-name="T7">S.</text:span><text:span text:style-name="T1"><text:tab/></text:span>En esta noche santa</text:p>
        <text:p text:style-name="P13"><text:tab/><text:span text:style-name="T5"> <text:s text:c="46"/>Lam</text:span></text:p>
        <text:p text:style-name="P13"><text:tab/>se cumples las promesas,</text:p>
        <text:p text:style-name="P3"><text:tab/><text:span text:style-name="T5"> <text:s text:c="38"/>Mim</text:span></text:p>
        <text:p text:style-name="P13"><text:tab/>que a nuestros padres</text:p>
        <text:p text:style-name="P13"><text:span text:style-name="T5"><text:tab/> <text:s text:c="38"/>Lam</text:span></text:p>
        <text:p text:style-name="P13"><text:tab/>hicieron los profetas.</text:p>
        <text:p text:style-name="P9"><text:tab/>Lam <text:s text:c="32"/>Rem</text:p>
        <text:p text:style-name="P3"><text:span text:style-name="T10">A.</text:span><text:span text:style-name="T12"><text:tab/></text:span><text:span text:style-name="T11">Enmanuel es santo…</text:span></text:p>
        <text:p text:style-name="P3"><text:span text:style-name="T11"/></text:p>
        <text:p text:style-name="P22"><text:tab/>La <text:s text:c="42"/>Mi</text:p>
        <text:p text:style-name="P13"><text:span text:style-name="T7">A.</text:span><text:span text:style-name="T1"><text:tab/></text:span>CANTEMOS, CANTEMOS...</text:p>
        <text:p text:style-name="P16"/>
        <text:p text:style-name="P3"><text:tab/><text:span text:style-name="T5">Lam <text:s text:c="24"/>Rem</text:span></text:p>
        <text:p text:style-name="P13"><text:span text:style-name="T7">S.</text:span><text:span text:style-name="T1"><text:tab/></text:span>Yo te quiero a ti</text:p>
        <text:p text:style-name="P13"><text:span text:style-name="T5"><text:tab/> <text:s text:c="24"/>Lam</text:span></text:p>
        <text:p text:style-name="P13"><text:tab/>hijo de David,</text:p>
        <text:p text:style-name="P13"><text:tab/><text:span text:style-name="T5"> <text:s text:c="30"/>Mim</text:span></text:p>
        <text:p text:style-name="P13"><text:tab/>soy un pecador</text:p>
        <text:p text:style-name="P13"><text:tab/><text:span text:style-name="T5"> <text:s text:c="35"/>Lam</text:span></text:p>
        <text:p text:style-name="P13"><text:tab/>ten piedad de mi.</text:p>
        <text:p text:style-name="P22"><text:tab/>Lam <text:s text:c="32"/>Rem</text:p>
        <text:p text:style-name="P13"><text:span text:style-name="T10">A.</text:span><text:span text:style-name="T12"><text:tab/></text:span><text:span text:style-name="T11">Enmanuel es santo…</text:span></text:p>
        <text:p text:style-name="P13"><text:span text:style-name="T11"/></text:p>
        <text:p text:style-name="P22"><text:tab/>La <text:s text:c="42"/>Mi</text:p>
        <text:p text:style-name="P13"><text:span text:style-name="T7">A.</text:span><text:span text:style-name="T1"><text:tab/></text:span>CANTEMOS, CANTEMOS...</text:p>
        <text:p text:style-name="P1"/>
        <text:p text:style-name="P3"><text:tab/><text:span text:style-name="T5">Lam <text:s text:c="22"/>Rem</text:span></text:p>
        <text:p text:style-name="P13"><text:span text:style-name="T7">S.</text:span><text:span text:style-name="T1"><text:tab/></text:span>No temas María</text:p>
        <text:p text:style-name="P13"><text:tab/><text:span text:style-name="T5"> <text:s text:c="33"/>Lam</text:span></text:p>
        <text:p text:style-name="P13"><text:tab/>madre del Señor,</text:p>
        <text:p text:style-name="P13"><text:tab/><text:span text:style-name="T5"> <text:s text:c="29"/>Mim</text:span></text:p>
        <text:p text:style-name="P13"><text:tab/>has hallado gracia</text:p>
        <text:p text:style-name="P13"><text:tab/><text:span text:style-name="T5"> <text:s text:c="29"/>Lam</text:span></text:p>
        <text:p text:style-name="P13"><text:tab/>delante de Dios.</text:p>
        <text:p text:style-name="P9"><text:tab/>Lam <text:s text:c="32"/>Rem</text:p>
        <text:p text:style-name="P5"><text:span text:style-name="T7">A.</text:span><text:span text:style-name="T1"><text:tab/></text:span>Enmanuel es santo...</text:p>
        <text:p text:style-name="P1"/>
        <text:p text:style-name="P9"><text:tab/>La <text:s text:c="42"/>Mi</text:p>
        <text:p text:style-name="P3"><text:span text:style-name="T7">A.</text:span><text:span text:style-name="T1"><text:tab/></text:span>CANTEMOS, CANTEMOS...</text:p>
        <text:p text:style-name="P1"/>
        <text:p text:style-name="P4"><text:tab/><text:span text:style-name="T5">Lam <text:s text:c="20"/>Rem</text:span></text:p>
        <text:p text:style-name="P15"><text:span text:style-name="T8">S.</text:span><text:span text:style-name="T13"> <text:tab/></text:span>No temas José</text:p>
        <text:p text:style-name="P15"><text:tab/><text:span text:style-name="T5"> <text:s text:c="31"/>Lam</text:span></text:p>
        <text:p text:style-name="P15"><text:tab/>padre del Señor,</text:p>
        <text:p text:style-name="P15"><text:tab/><text:span text:style-name="T5"> <text:s text:c="23"/>Mim</text:span></text:p>
        <text:p text:style-name="P15"><text:tab/>eres el testigo</text:p>
        <text:p text:style-name="P15"><text:tab/><text:span text:style-name="T5"> <text:s text:c="37"/>Lam</text:span></text:p>
        <text:p text:style-name="P15"><text:tab/>de la gloria de Dios.</text:p>
        <text:p text:style-name="P9"><text:tab/>Lam <text:s text:c="32"/>Rem</text:p>
        <text:p text:style-name="P5"><text:span text:style-name="T7">A.</text:span><text:span text:style-name="T1"><text:tab/></text:span>Enmanuel es santo...</text:p>
        <text:p text:style-name="P1"/>
        <text:p text:style-name="P10"><text:tab/>La <text:s text:c="42"/>Mi</text:p>
        <text:p text:style-name="P4"><text:span text:style-name="T7">A.</text:span><text:span text:style-name="T1"><text:tab/></text:span>CANTEMOS, CANTEMOS..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7T14:41:24.947737947</meta:creation-date>
    <dc:date>2020-12-24T17:41:23.265095965</dc:date>
    <meta:editing-duration>PT12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6" meta:word-count="202" meta:character-count="2576" meta:non-whitespace-character-count="872"/>
  </office:meta>
</office:document-meta>
</file>